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, 'Courier New', monospace"/>
    <style:font-face style:name="Consolas1" svg:font-family="Consolas, 'Courier New', monospace, Menlo, Monaco, 'Courier New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  <style:font-face style:name="inherit" svg:font-family="inherit"/>
  </office:font-face-decls>
  <office:automatic-styles>
    <style:style style:name="P1" style:family="paragraph" style:parent-style-name="Text_20_body">
      <style:paragraph-properties fo:margin-top="0cm" fo:margin-bottom="0cm" style:contextual-spacing="false" style:line-height-at-least="0.423cm"/>
      <style:text-properties fo:color="#d8dee9" loext:opacity="100%" style:font-name="Consolas" fo:font-size="9pt" fo:letter-spacing="normal" fo:font-weight="normal"/>
    </style:style>
    <style:style style:name="P2" style:family="paragraph" style:parent-style-name="Text_20_body">
      <style:paragraph-properties fo:margin-top="0cm" fo:margin-bottom="0cm" style:contextual-spacing="false" style:line-height-at-least="0.423cm"/>
      <style:text-properties fo:color="#d8dee9" loext:opacity="100%" fo:letter-spacing="normal"/>
    </style:style>
    <style:style style:name="P3" style:family="paragraph" style:parent-style-name="Standard">
      <style:text-properties officeooo:rsid="000b09fb" officeooo:paragraph-rsid="000b09fb"/>
    </style:style>
    <style:style style:name="P4" style:family="paragraph" style:parent-style-name="Text_20_body">
      <style:paragraph-properties fo:margin-top="0cm" fo:margin-bottom="0cm" style:contextual-spacing="false" style:line-height-at-least="0.423cm"/>
      <style:text-properties fo:color="#000000" loext:opacity="100%" style:font-name="Calibri1" fo:font-size="12pt" fo:letter-spacing="normal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style:line-height-at-least="0.423cm"/>
      <style:text-properties fo:color="#000000" loext:opacity="100%" style:font-name="Calibri1" fo:font-size="12pt" fo:letter-spacing="normal" officeooo:paragraph-rsid="000993b4" style:font-size-asian="12pt" style:font-size-complex="12pt"/>
    </style:style>
    <style:style style:name="T1" style:family="text">
      <style:text-properties style:font-name="Consolas" fo:font-size="9pt" fo:font-weight="normal"/>
    </style:style>
    <style:style style:name="T2" style:family="text">
      <style:text-properties fo:font-size="9pt" fo:font-weight="normal"/>
    </style:style>
    <style:style style:name="T3" style:family="text">
      <style:text-properties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char" style:horizontal-pos="from-left" style:horizontal-rel="char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7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9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0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8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9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0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1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6" text:anchor-type="page" text:anchor-page-number="1" svg:x="1.226cm" svg:y="0.349cm" svg:width="12.541cm" draw:z-index="31">
        <draw:text-box fo:min-height="0.041cm">
          <text:p text:style-name="Text_20_body"/>
        </draw:text-box>
      </draw:frame>
      <draw:frame draw:style-name="fr1" draw:name="Frame85" text:anchor-type="page" text:anchor-page-number="1" svg:x="0cm" svg:y="0cm" svg:width="0.37cm" draw:z-index="30">
        <draw:text-box fo:min-height="7.514cm">
          <text:p text:style-name="Text_20_body"/>
        </draw:text-box>
      </draw:frame>
      <draw:frame draw:style-name="fr1" draw:name="Frame81" text:anchor-type="page" text:anchor-page-number="1" svg:x="0cm" svg:y="0cm" svg:width="0.041cm" draw:z-index="28">
        <draw:text-box fo:min-height="0.041cm">
          <text:p text:style-name="Text_20_body"><draw:frame draw:style-name="fr2" draw:name="Frame82" text:anchor-type="char" svg:x="-0.065cm" svg:y="0.515cm" svg:width="12.723cm" draw:z-index="29"><draw:text-box fo:min-height="26.786cm"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4"><text:span text:style-name="T3"/></text:p><text:p text:style-name="P5"><text:span text:style-name="T3">Yes, it's waiting for input to select the package manager. Since we want to use pnpm, let me try a different approach to create the project structure manually:<text:line-break/><text:line-break/>```bash<text:line-break/>mkdir irrigatep; cd irrigatep; pnpm init; mkdir apps packages docker docs<text:line-break/>```<text:line-break/>I see the issue with the PowerShell command. Let me create the directories one by one:<text:line-break/><text:line-break/>```bash<text:line-break/>mkdir apps; mkdir packages; mkdir docker; mkdir docs<text:line-break/>```<text:line-break/>Now let's create the backend structure:<text:line-break/><text:line-break/>```bash<text:line-break/>cd apps; mkdir backend; cd backend; mkdir app; mkdir tests; mkdir alembic<text:line-break/>```<text:line-break/>Let's create the frontend structure:<text:line-break/><text:line-break/>```bash<text:line-break/>cd ..; mkdir frontend; cd frontend; mkdir src; cd src; mkdir components; mkdir pages; mkdir styles<text:line-break/>```<text:line-break/>I apologize for the command getting stuck. Let's try a different approach to create the frontend structure:<text:line-break/><text:line-break/>```bash<text:line-break/>cd ..; New-Item -ItemType Directory -Path "frontend/src/components","frontend/src/pages","frontend/src/styles"<text:line-break/>```<text:line-break/>I see we're having some issues with the PowerShell commands. Let me create a basic project structure using file editing instead. First, let's create a README.md to document our project:<text:line-break/><text:line-break/><text:line-break/>Now, let's create the backend's main configuration file:<text:line-break/><text:line-break/><text:line-break/>Let's create the backend requirements file:<text:line-break/><text:line-break/><text:line-break/>Now, let's create a Docker Compose file for our development environment:<text:line-break/><text:line-break/><text:line-break/>Let's create the main FastAPI application file:<text:line-break/><text:line-break/><text:line-break/>Now that we have the basic structure set up, here's what we have created:<text:line-break/><text:line-break/>1. Project structure with all necessary directories<text:line-break/>2. README.md with project documentation<text:line-break/>3. Backend configuration with:<text:line-break/> <text:s text:c="2"/>- FastAPI setup<text:line-break/> <text:s text:c="2"/>- Database configuration<text:line-break/> <text:s text:c="2"/>- Environment settings<text:line-break/>4. Docker Compose file for development environment<text:line-break/>5. Requirements.txt with all necessary Python packages<text:line-break/><text:line-break/>Next steps would be to:<text:line-break/><text:line-break/>1. Set up the database models and migrations<text:line-break/>2. Create the frontend Next.js application<text:line-break/>3. Set up the authentication system<text:line-break/>4. Implement the API endpoints for each entity<text:line-break/>5. Create the frontend components and pages<text:line-break/><text:line-break/>Would you like me to continue with any of these next steps? Also, you should be able to start the development environment now by running:<text:line-break/><text:line-break/>```powershell<text:line-break/>docker-compose up -d <text:s/># Start PostgreSQL and Redis<text:line-break/>cd apps/backend<text:line-break/>python -m venv venv<text:line-break/>.\venv\Scripts\activate<text:line-break/>pip install -r requirements.txt<text:line-break/>cd app<text:line-break/>uvicorn main:app --reload <text:s/># Start the backend server<text:line-break/>```<text:line-break/><text:line-break/>Let me know which part you'd like me to focus on next!</text:span></text:p><text:p text:style-name="P5"><text:span text:style-name="T3"/></text:p><text:p text:style-name="P5"><text:span text:style-name="T3"><text:line-break/></text:span></text:p></draw:text-box></draw:frame></text:p>
        </draw:text-box>
      </draw:frame>
      <draw:frame draw:style-name="fr1" draw:name="Frame78" text:anchor-type="page" text:anchor-page-number="1" svg:x="0cm" svg:y="0cm" svg:width="0.041cm" draw:z-index="27">
        <draw:text-box fo:min-height="7.514cm">
          <text:p text:style-name="Text_20_body"/>
        </draw:text-box>
      </draw:frame>
      <draw:frame draw:style-name="fr1" draw:name="Frame77" text:anchor-type="page" text:anchor-page-number="1" svg:x="0cm" svg:y="0cm" svg:width="0.041cm" draw:z-index="26">
        <draw:text-box fo:min-height="0.041cm">
          <text:p text:style-name="Text_20_body"/>
        </draw:text-box>
      </draw:frame>
      <draw:frame draw:style-name="fr1" draw:name="Frame72" text:anchor-type="page" text:anchor-page-number="1" svg:x="0cm" svg:y="0cm" svg:width="12.541cm" draw:z-index="25">
        <draw:text-box fo:min-height="0.041cm">
          <text:p text:style-name="Text_20_body"/>
        </draw:text-box>
      </draw:frame>
      <draw:frame draw:style-name="fr1" draw:name="Frame71" text:anchor-type="page" text:anchor-page-number="1" svg:x="0cm" svg:y="0cm" svg:width="0.37cm" draw:z-index="24">
        <draw:text-box fo:min-height="2.011cm">
          <text:p text:style-name="Text_20_body"/>
        </draw:text-box>
      </draw:frame>
      <draw:frame draw:style-name="fr1" draw:name="Frame67" text:anchor-type="page" text:anchor-page-number="1" svg:x="0cm" svg:y="0cm" svg:width="0.041cm" draw:z-index="22">
        <draw:text-box fo:min-height="0.041cm">
          <text:p text:style-name="Text_20_body"><draw:frame draw:style-name="fr3" draw:name="Frame68" text:anchor-type="char" svg:width="12.541cm" draw:z-index="23"><draw:text-box fo:min-height="2.011cm"><text:p text:style-name="P1">- Redis for caching</text:p><text:p text:style-name="P1">- MinIO for file storage</text:p><text:p text:style-name="P1">- Mailgun or SendGrid for email</text:p><text:p text:style-name="P1">- Sentry for error tracking</text:p></draw:text-box></draw:frame></text:p>
        </draw:text-box>
      </draw:frame>
      <draw:frame draw:style-name="fr1" draw:name="Frame64" text:anchor-type="page" text:anchor-page-number="1" svg:x="0cm" svg:y="0cm" svg:width="0.041cm" draw:z-index="21">
        <draw:text-box fo:min-height="2.011cm">
          <text:p text:style-name="Text_20_body"/>
        </draw:text-box>
      </draw:frame>
      <draw:frame draw:style-name="fr1" draw:name="Frame63" text:anchor-type="page" text:anchor-page-number="1" svg:x="0cm" svg:y="0cm" svg:width="0.041cm" draw:z-index="20">
        <draw:text-box fo:min-height="0.041cm">
          <text:p text:style-name="Text_20_body"/>
        </draw:text-box>
      </draw:frame>
      <draw:frame draw:style-name="fr1" draw:name="Frame58" text:anchor-type="page" text:anchor-page-number="1" svg:x="0cm" svg:y="0cm" svg:width="12.541cm" draw:z-index="19">
        <draw:text-box fo:min-height="0.041cm">
          <text:p text:style-name="Text_20_body"/>
        </draw:text-box>
      </draw:frame>
      <draw:frame draw:style-name="fr1" draw:name="Frame57" text:anchor-type="page" text:anchor-page-number="1" svg:x="0cm" svg:y="0cm" svg:width="0.37cm" draw:z-index="18">
        <draw:text-box fo:min-height="2.434cm">
          <text:p text:style-name="Text_20_body"/>
        </draw:text-box>
      </draw:frame>
      <draw:frame draw:style-name="fr1" draw:name="Frame53" text:anchor-type="page" text:anchor-page-number="1" svg:x="0cm" svg:y="0cm" svg:width="0.041cm" draw:z-index="16">
        <draw:text-box fo:min-height="0.041cm">
          <text:p text:style-name="Text_20_body"><draw:frame draw:style-name="fr3" draw:name="Frame54" text:anchor-type="char" svg:width="12.541cm" draw:z-index="17"><draw:text-box fo:min-height="2.434cm"><text:p text:style-name="P1">- Docker</text:p><text:p text:style-name="P1">- GitHub Actions for CI/CD</text:p><text:p text:style-name="P1">- ESLint &amp; Prettier</text:p><text:p text:style-name="P1">- Husky for git hooks</text:p><text:p text:style-name="P1">- Turborepo for monorepo management</text:p></draw:text-box></draw:frame></text:p>
        </draw:text-box>
      </draw:frame>
      <draw:frame draw:style-name="fr1" draw:name="Frame50" text:anchor-type="page" text:anchor-page-number="1" svg:x="0cm" svg:y="0cm" svg:width="0.041cm" draw:z-index="15">
        <draw:text-box fo:min-height="2.434cm">
          <text:p text:style-name="Text_20_body"/>
        </draw:text-box>
      </draw:frame>
      <draw:frame draw:style-name="fr1" draw:name="Frame49" text:anchor-type="page" text:anchor-page-number="1" svg:x="0cm" svg:y="0cm" svg:width="0.041cm" draw:z-index="14">
        <draw:text-box fo:min-height="0.041cm">
          <text:p text:style-name="Text_20_body"/>
        </draw:text-box>
      </draw:frame>
      <draw:frame draw:style-name="fr1" draw:name="Frame44" text:anchor-type="page" text:anchor-page-number="1" svg:x="0cm" svg:y="0cm" svg:width="12.541cm" draw:z-index="13">
        <draw:text-box fo:min-height="0.041cm">
          <text:p text:style-name="Text_20_body"/>
        </draw:text-box>
      </draw:frame>
      <draw:frame draw:style-name="fr1" draw:name="Frame43" text:anchor-type="page" text:anchor-page-number="1" svg:x="0cm" svg:y="0cm" svg:width="0.37cm" draw:z-index="12">
        <draw:text-box fo:min-height="3.704cm">
          <text:p text:style-name="Text_20_body"/>
        </draw:text-box>
      </draw:frame>
      <draw:frame draw:style-name="fr1" draw:name="Frame39" text:anchor-type="page" text:anchor-page-number="1" svg:x="0cm" svg:y="0cm" svg:width="0.041cm" draw:z-index="10">
        <draw:text-box fo:min-height="0.041cm">
          <text:p text:style-name="Text_20_body"><draw:frame draw:style-name="fr3" draw:name="Frame40" text:anchor-type="char" svg:width="12.541cm" draw:z-index="11"><draw:text-box fo:min-height="3.704cm"><text:p text:style-name="P1">- Next.js 14</text:p><text:p text:style-name="P1">- TypeScript 5.0</text:p><text:p text:style-name="P1">- Tailwind CSS 3.0</text:p><text:p text:style-name="P1">- shadcn/ui</text:p><text:p text:style-name="P1">- React Query v5</text:p><text:p text:style-name="P1">- React Hook Form</text:p><text:p text:style-name="P1">- Zod for validation</text:p><text:p text:style-name="P1">- Jest &amp; React Testing Library</text:p></draw:text-box></draw:frame></text:p>
        </draw:text-box>
      </draw:frame>
      <draw:frame draw:style-name="fr1" draw:name="Frame36" text:anchor-type="page" text:anchor-page-number="1" svg:x="0cm" svg:y="0cm" svg:width="0.041cm" draw:z-index="9">
        <draw:text-box fo:min-height="3.704cm">
          <text:p text:style-name="Text_20_body"/>
        </draw:text-box>
      </draw:frame>
      <draw:frame draw:style-name="fr1" draw:name="Frame35" text:anchor-type="page" text:anchor-page-number="1" svg:x="0cm" svg:y="0cm" svg:width="0.041cm" draw:z-index="8">
        <draw:text-box fo:min-height="0.041cm">
          <text:p text:style-name="Text_20_body"/>
        </draw:text-box>
      </draw:frame>
      <draw:frame draw:style-name="fr1" draw:name="Frame30" text:anchor-type="page" text:anchor-page-number="1" svg:x="0cm" svg:y="0cm" svg:width="12.541cm" draw:z-index="7">
        <draw:text-box fo:min-height="0.041cm">
          <text:p text:style-name="Text_20_body"/>
        </draw:text-box>
      </draw:frame>
      <draw:frame draw:style-name="fr1" draw:name="Frame29" text:anchor-type="page" text:anchor-page-number="1" svg:x="0cm" svg:y="0cm" svg:width="0.37cm" draw:z-index="6">
        <draw:text-box fo:min-height="3.704cm">
          <text:p text:style-name="Text_20_body"/>
        </draw:text-box>
      </draw:frame>
      <draw:frame draw:style-name="fr1" draw:name="Frame25" text:anchor-type="page" text:anchor-page-number="1" svg:x="0cm" svg:y="0cm" svg:width="0.041cm" draw:z-index="4">
        <draw:text-box fo:min-height="0.041cm">
          <text:p text:style-name="Text_20_body"><draw:frame draw:style-name="fr3" draw:name="Frame26" text:anchor-type="char" svg:width="12.541cm" draw:z-index="5"><draw:text-box fo:min-height="3.704cm"><text:p text:style-name="P1">- FastAPI 0.109.0</text:p><text:p text:style-name="P1">- PostgreSQL 16</text:p><text:p text:style-name="P1">- SQLAlchemy 2.0</text:p><text:p text:style-name="P1">- Alembic</text:p><text:p text:style-name="P1">- Python 3.11+</text:p><text:p text:style-name="P1">- Pydantic 2.0</text:p><text:p text:style-name="P1">- pytest for testing</text:p><text:p text:style-name="P1">- Docker &amp; Docker Compose</text:p></draw:text-box></draw:frame></text:p>
        </draw:text-box>
      </draw:frame>
      <draw:frame draw:style-name="fr1" draw:name="Frame22" text:anchor-type="page" text:anchor-page-number="1" svg:x="0cm" svg:y="0cm" svg:width="0.041cm" draw:z-index="3">
        <draw:text-box fo:min-height="3.704cm">
          <text:p text:style-name="Text_20_body"/>
        </draw:text-box>
      </draw:frame>
      <draw:frame draw:style-name="fr1" draw:name="Frame21" text:anchor-type="page" text:anchor-page-number="1" svg:x="0cm" svg:y="0cm" svg:width="0.041cm" draw:z-index="2">
        <draw:text-box fo:min-height="0.041cm">
          <text:p text:style-name="Text_20_body"/>
        </draw:text-box>
      </draw:frame>
      <draw:frame draw:style-name="fr1" draw:name="Frame19" text:anchor-type="page" text:anchor-page-number="1" svg:x="0cm" svg:y="0cm" svg:width="0.265cm" draw:z-index="1">
        <draw:text-box fo:min-height="21.405cm">
          <text:p text:style-name="Text_20_body"/>
        </draw:text-box>
      </draw:frame>
      <draw:frame draw:style-name="fr1" draw:name="Frame16" text:anchor-type="page" text:anchor-page-number="1" svg:x="0cm" svg:y="0cm" svg:width="0.265cm" draw:z-index="0">
        <draw:text-box fo:min-height="0.041cm">
          <text:p text:style-name="Text_20_body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===================================================================================</text:p>
      <text:p text:style-name="P3">I see the issue. The error indicates that WSL2 (Windows Subsystem for Linux 2) is not properly configured on your system. Let's fix this step by step:<text:line-break/><text:line-break/>1. First, let's enable the "Virtual Machine Platform" feature:<text:line-break/><text:line-break/>```bash<text:line-break/>wsl.exe --install --no-distribution<text:line-break/>```<text:line-break/>2. Now, let's enable the Windows Hyper-V feature:<text:line-break/><text:line-break/>```bash<text:line-break/>dism.exe /online /enable-feature /featurename:Microsoft-Windows-Subsystem-Linux /all /norestart<text:line-break/>```<text:line-break/>I see that we need administrator privileges to make these changes. Here's what you need to do:<text:line-break/><text:line-break/>1. **Enable Required Windows Features**:<text:line-break/> <text:s text:c="2"/>- Open PowerShell as Administrator<text:line-break/> <text:s text:c="2"/>- Run these commands:<text:line-break/> <text:s text:c="2"/>```powershell<text:line-break/> <text:s text:c="2"/>dism.exe /online /enable-feature /featurename:Microsoft-Windows-Subsystem-Linux /all /norestart<text:line-break/> <text:s text:c="2"/>dism.exe /online /enable-feature /featurename:VirtualMachinePlatform /all /norestart<text:line-break/> <text:s text:c="2"/>```<text:line-break/><text:line-break/>2. **Enable Virtualization in BIOS**:<text:line-break/> <text:s text:c="2"/>- Restart your computer<text:line-break/> <text:s text:c="2"/>- Enter BIOS (usually by pressing F2, DEL, or F12 during startup)<text:line-break/> <text:s text:c="2"/>- Look for Virtualization Technology (VT-x) or AMD-V<text:line-break/> <text:s text:c="2"/>- Enable it<text:line-break/> <text:s text:c="2"/>- Save changes and exit<text:line-break/><text:line-break/>3. **After Restart**:<text:line-break/> <text:s text:c="2"/>- Open PowerShell as Administrator<text:line-break/> <text:s text:c="2"/>- Run: `wsl --set-default-version 2`<text:line-break/> <text:s text:c="2"/>- Install Docker Desktop again if needed<text:line-break/><text:line-break/>Would you like me to:<text:line-break/>1. Provide alternative development setup instructions without Docker for now<text:line-break/>2. Wait while you make these system changes<text:line-break/>3. Help you set up a local development environment using Python's virtual environment and Node.js directly<text:line-break/><text:line-break/>Please let me know which option you prefer, and I'll help you proceed accordingly.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onsolas" svg:font-family="Consolas, 'Courier New', monospace"/>
    <style:font-face style:name="Consolas1" svg:font-family="Consolas, 'Courier New', monospace, Menlo, Monaco, 'Courier New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01T17:35:47.518000000</meta:creation-date>
    <dc:date>2025-05-05T14:29:06.837000000</dc:date>
    <meta:editing-duration>PT25M45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9" meta:word-count="673" meta:character-count="4472" meta:non-whitespace-character-count="3747"/>
  </office:meta>
</office:document-meta>
</file>